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650c" officeooo:paragraph-rsid="000465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or do Nosso Deus</text:p>
      <text:p text:style-name="P1">Crianças Diante do Trono</text:p>
      <text:p text:style-name="P1"><text:s/></text:p>
      <text:p text:style-name="P1">Jesus deixou toda Sua glória</text:p>
      <text:p text:style-name="P1">Veio ao mundo como homem pra nos salvar!</text:p>
      <text:p text:style-name="P1">Viveu aqui e conheceu nossas dores</text:p>
      <text:p text:style-name="P1">Mas tudo Ele sofreu e venceu em nosso lugar</text:p>
      <text:p text:style-name="P1"/>
      <text:p text:style-name="P1">Pra nos mostrar que o criador, o único Deus</text:p>
      <text:p text:style-name="P1">Nos ama e deseja restaurar</text:p>
      <text:p text:style-name="P1">Seu perdão vai além dos céus</text:p>
      <text:p text:style-name="P1">Nenhum monte é tão alto</text:p>
      <text:p text:style-name="P1">Nenhum vale tão profundo como o amor do nosso Deus!</text:p>
      <text:p text:style-name="P1"/>
      <text:p text:style-name="P1">Grande, tão grande, alto, tão alto!</text:p>
      <text:p text:style-name="P1">Fundo, profundo, é maior que o mundo</text:p>
      <text:p text:style-name="P1">Mas é pequeno, cabe lá dentro</text:p>
      <text:p text:style-name="P1">Do coração de quem se entrega ao Salvador</text:p>
      <text:p text:style-name="P1"/>
      <text:p text:style-name="P1">Jesus deixou</text:p>
      <text:p text:style-name="P1"/>
      <text:p text:style-name="P1">Grande, tão grande, alto, tão alto!</text:p>
      <text:p text:style-name="P1">Fundo, profundo, é maior que o mundo</text:p>
      <text:p text:style-name="P1">Mas é pequeno, cabe lá dentro</text:p>
      <text:p text:style-name="P1">No coração de quem se entrega ao Salvador</text:p>
      <text:p text:style-name="P1"/>
      <text:p text:style-name="P1">Você também, meu amigo</text:p>
      <text:p text:style-name="P1">Precisa abrir o seu coração</text:p>
      <text:p text:style-name="P1">E receber o amor de Deus</text:p>
      <text:p text:style-name="P1">Se entregando a Jesus</text:p>
      <text:p text:style-name="P1"/>
      <text:p text:style-name="P1">Grande, tão grande, alto, tão alto!</text:p>
      <text:p text:style-name="P1">Fundo, profundo, é maior que o mundo</text:p>
      <text:p text:style-name="P1">Mas é pequeno, cabe lá dentro</text:p>
      <text:p text:style-name="P1">No coração de quem se entrega ao Salvador</text:p>
      <text:p text:style-name="P1"/>
      <text:p text:style-name="P1">Grande, tão grande, alto, tão alto!</text:p>
      <text:p text:style-name="P1">Fundo, profundo, é maior que o mundo</text:p>
      <text:p text:style-name="P1">Mas é pequeno, cabe lá dentro</text:p>
      <text:p text:style-name="P1">No coração de quem se entrega ao Salvador</text:p>
      <text:p text:style-name="P1"/>
      <text:p text:style-name="P1">Seu perdão vai além dos céus</text:p>
      <text:p text:style-name="P1">Nenhum monte é tão alto</text:p>
      <text:p text:style-name="P1">Nenhum vale tão profundo como o amor do nosso Deus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equeno Coração</text:p>
      <text:p text:style-name="P1">Diante do Trono</text:p>
      <text:p text:style-name="P1"><text:s/></text:p>
      <text:p text:style-name="P1">Senhor, eu quero ser uma benção</text:p>
      <text:p text:style-name="P1">Ainda criança, sei que posso orar</text:p>
      <text:p text:style-name="P1">E alcançar as vidas,</text:p>
      <text:p text:style-name="P1">Distantes, tão sofridas,</text:p>
      <text:p text:style-name="P1">Que não conhecem Teu amor</text:p>
      <text:p text:style-name="P1"/>
      <text:p text:style-name="P1">Senhor, sou tão feliz em te conhecer!</text:p>
      <text:p text:style-name="P1">Nas horas difíceis posso confiar,</text:p>
      <text:p text:style-name="P1">Mas há muitas crianças sem esperança,</text:p>
      <text:p text:style-name="P1">Que em oração eu sei que posso abençoar.</text:p>
      <text:p text:style-name="P1"/>
      <text:p text:style-name="P1">Uma criança ali tão longe,</text:p>
      <text:p text:style-name="P1">Pode ser alcançada</text:p>
      <text:p text:style-name="P1">Pelos braços de amor do Senhor Jesus!</text:p>
      <text:p text:style-name="P1">Se uma criança aqui, antes de dormir pedir a Deus:</text:p>
      <text:p text:style-name="P1">- Estende a tua mão e toca,</text:p>
      <text:p text:style-name="P1">Traz esperança ao pequeno coração.</text:p>
      <text:p text:style-name="P1"/>
      <text:p text:style-name="P1">Senhor, abençoe o pequeno coração</text:p>
      <text:p text:style-name="P1">Que está sem esperança</text:p>
      <text:p text:style-name="P1">As crianças do mundo inteiro!</text:p>
      <text:p text:style-name="P1">Que elas conheçam a tua alegria.</text:p>
      <text:p text:style-name="P1">Eu te peço, ó Deus que abençoe as suas famílias</text:p>
      <text:p text:style-name="P1">Em nome de Jesus.</text:p>
      <text:p text:style-name="P1">Amém</text:p>
      <text:p text:style-name="P1"/>
      <text:p text:style-name="P1">Deus ama as crianças e quer lhes ensinar</text:p>
      <text:p text:style-name="P1">A conhecer o Seu carinho e a Sua alegria.</text:p>
      <text:p text:style-name="P1">E a minha oração Deus vai escutar:</text:p>
      <text:p text:style-name="P1">- Estende Tua mão e toca.</text:p>
      <text:p text:style-name="P1">Traz esperança ao pequeno cor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08:21:00.781382812</meta:creation-date>
    <dc:date>2017-08-13T08:21:57.565939741</dc:date>
    <meta:editing-duration>PT1M</meta:editing-duration>
    <meta:editing-cycles>1</meta:editing-cycles>
    <meta:document-statistic meta:table-count="0" meta:image-count="0" meta:object-count="0" meta:page-count="2" meta:paragraph-count="66" meta:word-count="383" meta:character-count="1992" meta:non-whitespace-character-count="1671"/>
    <meta:generator>LibreOffice/5.2.7.2$Linux_X86_64 LibreOffice_project/20m0$Build-2</meta:generator>
  </office:meta>
</office:document-meta>
</file>